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db349" officeooo:paragraph-rsid="001db34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6pt" fo:font-weight="bold" officeooo:rsid="001db349" officeooo:paragraph-rsid="001db349"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italic" fo:font-weight="normal" officeooo:rsid="001db349" officeooo:paragraph-rsid="001db349"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6pt" fo:font-style="normal" fo:font-weight="normal" officeooo:rsid="001db349" officeooo:paragraph-rsid="001db349" style:font-size-asian="14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fo:font-size="16pt" fo:font-style="normal" fo:font-weight="normal" officeooo:rsid="001e00c2" officeooo:paragraph-rsid="001e00c2"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font-size="16pt" fo:font-style="normal" fo:font-weight="bold" officeooo:rsid="001db349" officeooo:paragraph-rsid="001db349" style:font-size-asian="14pt" style:font-style-asian="normal" style:font-weight-asian="bold" style:font-size-complex="16pt" style:font-style-complex="normal" style:font-weight-complex="bold"/>
    </style:style>
    <style:style style:name="T1" style:family="text">
      <style:text-properties officeooo:rsid="001e00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stLife</text:p>
      <text:p text:style-name="P1"/>
      <text:p text:style-name="P2">SYNOPSIS:</text:p>
      <text:p text:style-name="P2"/>
      <text:p text:style-name="P3">Unlike traditional dating apps, BestLife focuses on getting people together to do real dates and activities rather than just making aimless connections. On BestLife, the user states what they want to do (such as grab coffee, see a movie), see what others want to do, and then form a connection.</text:p>
      <text:p text:style-name="P3"/>
      <text:p text:style-name="P6">POTENTIAL PROBLEMS</text:p>
      <text:p text:style-name="P6"/>
      <text:p text:style-name="P4">1. <text:span text:style-name="T1">It’s ripping off Couchsurfing Hangouts.</text:span></text:p>
      <text:p text:style-name="P4"/>
      <text:p text:style-name="P5">2. Like all social media, it will be overrun by desperate men.</text:p>
      <text:p text:style-name="P5"/>
      <text:p text:style-name="P5">3. User safety.</text:p>
      <text:p text:style-name="P5"/>
      <text:p text:style-name="P5">4. Catphishing.</text:p>
      <text:p text:style-name="P5"/>
      <text:p text:style-name="P5">5. People not using it for its intended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04T11:30:53.791482168</meta:creation-date>
    <dc:date>2022-12-11T16:33:40.967863846</dc:date>
    <meta:editing-duration>P1DT5H26M30S</meta:editing-duration>
    <meta:editing-cycles>3</meta:editing-cycles>
    <meta:generator>LibreOffice/7.0.3.1$MacOSX_X86_64 LibreOffice_project/d7547858d014d4cf69878db179d326fc3483e082</meta:generator>
    <meta:document-statistic meta:table-count="0" meta:image-count="0" meta:object-count="0" meta:page-count="1" meta:paragraph-count="9" meta:word-count="86" meta:character-count="510" meta:non-whitespace-character-count="433"/>
  </office:meta>
</office:document-meta>
</file>